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10-bell competition peal</text:h>
      <text:h text:style-name="P2" text:outline-level="2">The peal for the John Scott Competition, 40 changes.</text:h>
      <text:section text:style-name="Sect1" text:name="Section1">
        <text:p text:style-name="P3">8 - 9</text:p>
        <text:p text:style-name="P3">6 - 7</text:p>
        <text:p text:style-name="P3">6 - 9</text:p>
        <text:p text:style-name="P3">4 - 5</text:p>
        <text:p text:style-name="P3">4 - 7</text:p>
        <text:p text:style-name="P3">4 - 9</text:p>
        <text:p text:style-name="P3">2 - 3</text:p>
        <text:p text:style-name="P3">2 - 5</text:p>
        <text:p text:style-name="P3">2 - 7</text:p>
        <text:p text:style-name="P3">2 - 9</text:p>
        <text:p text:style-name="P3">1 - 3</text:p>
        <text:p text:style-name="P3">1 - 5</text:p>
        <text:p text:style-name="P3">1 - 7</text:p>
        <text:p text:style-name="P3">1 - 9</text:p>
        <text:p text:style-name="P3">3 - 5</text:p>
        <text:p text:style-name="P3">3 - 7</text:p>
        <text:p text:style-name="P3">3 - 9</text:p>
        <text:p text:style-name="P3">3 - 1</text:p>
        <text:p text:style-name="P3">3 - 2</text:p>
        <text:p text:style-name="P3">5 - 7</text:p>
        <text:p text:style-name="P3">5 - 9</text:p>
        <text:p text:style-name="P3">5 - 1</text:p>
        <text:p text:style-name="P3">5 - 2</text:p>
        <text:p text:style-name="P3">5 - 3</text:p>
        <text:p text:style-name="P3">5 - 4</text:p>
        <text:p text:style-name="P3">7 - 9</text:p>
        <text:p text:style-name="P3">7 - 1</text:p>
        <text:p text:style-name="P3">7 - 2</text:p>
        <text:p text:style-name="P3">7 - 3</text:p>
        <text:p text:style-name="P3">7 - 4</text:p>
        <text:p text:style-name="P3">7 - 5</text:p>
        <text:p text:style-name="P3">7 - 6</text:p>
        <text:p text:style-name="P3">9 - 1</text:p>
        <text:p text:style-name="P3">9 - 2</text:p>
        <text:p text:style-name="P3">9 - 3</text:p>
        <text:p text:style-name="P3">9 - 4</text:p>
        <text:p text:style-name="P3">9 - 5</text:p>
        <text:p text:style-name="P3">9 - 6</text:p>
        <text:p text:style-name="P3">9 - 7</text:p>
        <text:p text:style-name="P3">9 - 8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5:09:47</meta:creation-date>
    <dc:creator>James Kerslake</dc:creator>
    <dc:date>2010-01-13T10:04:52</dc:date>
    <dc:language>en-GB</dc:language>
    <meta:editing-cycles>2</meta:editing-cycles>
    <meta:editing-duration>PT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2" meta:word-count="93" meta:character-count="276"/>
  </office:meta>
</office:document-meta>
</file>